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b3b6" officeooo:paragraph-rsid="0002b3b6"/>
    </style:style>
    <style:style style:name="P2" style:family="paragraph" style:parent-style-name="Standard">
      <style:text-properties officeooo:rsid="0002b3b6" officeooo:paragraph-rsid="000ebf01"/>
    </style:style>
    <style:style style:name="P3" style:family="paragraph" style:parent-style-name="Standard">
      <style:text-properties style:font-name="Nimbus Mono L" officeooo:rsid="000421ab" officeooo:paragraph-rsid="000421ab"/>
    </style:style>
    <style:style style:name="P4" style:family="paragraph" style:parent-style-name="Standard">
      <style:text-properties style:font-name="Nimbus Mono L" fo:font-weight="bold" style:font-weight-asian="bold" style:font-weight-complex="bold"/>
    </style:style>
    <style:style style:name="P5" style:family="paragraph" style:parent-style-name="Standard">
      <style:text-properties style:font-name="Nimbus Mono L" fo:font-weight="bold" officeooo:rsid="000421ab" officeooo:paragraph-rsid="000421ab" style:font-weight-asian="bold" style:font-weight-complex="bold"/>
    </style:style>
    <style:style style:name="P6" style:family="paragraph" style:parent-style-name="Standard">
      <style:text-properties style:font-name="Nimbus Mono L" fo:font-weight="bold" officeooo:rsid="000421ab" officeooo:paragraph-rsid="0039cc2f" style:font-weight-asian="bold" style:font-weight-complex="bold"/>
    </style:style>
    <style:style style:name="P7" style:family="paragraph" style:parent-style-name="Standard">
      <style:text-properties style:font-name="Nimbus Mono L" fo:font-weight="bold" officeooo:rsid="0002b3b6" officeooo:paragraph-rsid="001ecd61" style:font-weight-asian="bold" style:font-weight-complex="bold"/>
    </style:style>
    <style:style style:name="P8" style:family="paragraph" style:parent-style-name="Standard">
      <style:text-properties style:font-name="Nimbus Mono L" fo:font-weight="bold" officeooo:rsid="0002b3b6" officeooo:paragraph-rsid="0002b3b6" style:font-weight-asian="bold" style:font-weight-complex="bold"/>
    </style:style>
    <style:style style:name="P9" style:family="paragraph" style:parent-style-name="Standard">
      <style:text-properties style:font-name="Nimbus Mono L" fo:font-weight="bold" officeooo:rsid="0022c12b" officeooo:paragraph-rsid="0022c12b" style:font-weight-asian="bold" style:font-weight-complex="bold"/>
    </style:style>
    <style:style style:name="P10" style:family="paragraph" style:parent-style-name="Standard">
      <style:text-properties style:font-name="Nimbus Mono L" fo:font-weight="bold" officeooo:rsid="00618653" officeooo:paragraph-rsid="00618653" style:font-weight-asian="bold" style:font-weight-complex="bold"/>
    </style:style>
    <style:style style:name="P11" style:family="paragraph" style:parent-style-name="Standard">
      <style:text-properties style:font-name="Nimbus Mono L" fo:font-weight="bold" officeooo:rsid="0064e7bb" officeooo:paragraph-rsid="0064e7bb" style:font-weight-asian="bold" style:font-weight-complex="bold"/>
    </style:style>
    <style:style style:name="P12" style:family="paragraph" style:parent-style-name="Standard">
      <style:text-properties style:font-name="Nimbus Mono L" fo:font-weight="bold" officeooo:rsid="003e00a8" officeooo:paragraph-rsid="0043a173" style:font-weight-asian="bold" style:font-weight-complex="bold"/>
    </style:style>
    <style:style style:name="P13" style:family="paragraph" style:parent-style-name="Standard">
      <style:text-properties style:font-name="Nimbus Mono L" fo:font-weight="bold" officeooo:rsid="003e00a8" officeooo:paragraph-rsid="0078e906" style:font-weight-asian="bold" style:font-weight-complex="bold"/>
    </style:style>
    <style:style style:name="P14" style:family="paragraph" style:parent-style-name="Standard">
      <style:text-properties style:font-name="Nimbus Mono L" fo:font-weight="bold" officeooo:rsid="003e00a8" officeooo:paragraph-rsid="0052aa36" style:font-weight-asian="bold" style:font-weight-complex="bold"/>
    </style:style>
    <style:style style:name="P15" style:family="paragraph" style:parent-style-name="Standard">
      <style:text-properties style:font-name="Nimbus Mono L" fo:font-weight="bold" officeooo:rsid="003e00a8" officeooo:paragraph-rsid="00a15b57" style:font-weight-asian="bold" style:font-weight-complex="bold"/>
    </style:style>
    <style:style style:name="P16" style:family="paragraph" style:parent-style-name="Standard">
      <style:text-properties style:font-name="Nimbus Mono L" fo:font-weight="bold" officeooo:rsid="004334d0" officeooo:paragraph-rsid="0043a173" style:font-weight-asian="bold" style:font-weight-complex="bold"/>
    </style:style>
    <style:style style:name="P17" style:family="paragraph" style:parent-style-name="Standard">
      <style:text-properties style:font-name="Nimbus Mono L" fo:font-weight="bold" officeooo:rsid="00b39eae" officeooo:paragraph-rsid="00b39eae" style:font-weight-asian="bold" style:font-weight-complex="bold"/>
    </style:style>
    <style:style style:name="P18" style:family="paragraph" style:parent-style-name="Standard">
      <style:text-properties style:font-name="Nimbus Mono L" fo:font-style="normal" fo:font-weight="bold" officeooo:rsid="000c580f" officeooo:paragraph-rsid="000c580f" style:font-style-asian="normal" style:font-weight-asian="bold" style:font-style-complex="normal" style:font-weight-complex="bold"/>
    </style:style>
    <style:style style:name="P19" style:family="paragraph" style:parent-style-name="Standard">
      <style:text-properties style:font-name="Nimbus Mono L" fo:font-style="normal" fo:font-weight="bold" officeooo:rsid="005683c0" officeooo:paragraph-rsid="005683c0" style:font-style-asian="normal" style:font-weight-asian="bold" style:font-style-complex="normal" style:font-weight-complex="bold"/>
    </style:style>
    <style:style style:name="P20" style:family="paragraph" style:parent-style-name="Standard">
      <style:text-properties style:font-name="Nimbus Mono L" fo:font-style="normal" fo:font-weight="bold" officeooo:rsid="005683c0" officeooo:paragraph-rsid="007dafc1" style:font-style-asian="normal" style:font-weight-asian="bold" style:font-style-complex="normal" style:font-weight-complex="bold"/>
    </style:style>
    <style:style style:name="P21" style:family="paragraph" style:parent-style-name="Standard">
      <style:text-properties style:font-name="Nimbus Mono L" fo:font-style="normal" fo:font-weight="bold" officeooo:rsid="005683c0" officeooo:paragraph-rsid="009e202a" style:font-style-asian="normal" style:font-weight-asian="bold" style:font-style-complex="normal" style:font-weight-complex="bold"/>
    </style:style>
    <style:style style:name="P22" style:family="paragraph" style:parent-style-name="Standard">
      <style:text-properties style:font-name="Nimbus Mono L" fo:font-style="normal" fo:font-weight="bold" officeooo:rsid="008b8eb1" officeooo:paragraph-rsid="008b8eb1" style:font-style-asian="normal" style:font-weight-asian="bold" style:font-style-complex="normal" style:font-weight-complex="bold"/>
    </style:style>
    <style:style style:name="P23" style:family="paragraph" style:parent-style-name="Standard">
      <style:text-properties style:font-name="Nimbus Mono L" fo:font-style="normal" fo:font-weight="bold" officeooo:rsid="007b8da5" officeooo:paragraph-rsid="009fa237" style:font-style-asian="normal" style:font-weight-asian="bold" style:font-style-complex="normal" style:font-weight-complex="bold"/>
    </style:style>
    <style:style style:name="P24" style:family="paragraph" style:parent-style-name="Standard">
      <style:text-properties style:font-name="Nimbus Mono L" fo:font-style="normal" fo:font-weight="bold" officeooo:rsid="007b8da5" officeooo:paragraph-rsid="001ea7fe" style:font-style-asian="normal" style:font-weight-asian="bold" style:font-style-complex="normal" style:font-weight-complex="bold"/>
    </style:style>
    <style:style style:name="P25" style:family="paragraph" style:parent-style-name="Standard">
      <style:text-properties style:font-name="Nimbus Mono L" fo:font-style="normal" fo:font-weight="bold" officeooo:rsid="007b8da5" officeooo:paragraph-rsid="007b6baa" style:font-style-asian="normal" style:font-weight-asian="bold" style:font-style-complex="normal" style:font-weight-complex="bold"/>
    </style:style>
    <style:style style:name="P26" style:family="paragraph" style:parent-style-name="Standard">
      <style:text-properties style:font-name="Nimbus Mono L" fo:font-style="normal" fo:font-weight="bold" officeooo:rsid="007b8da5" officeooo:paragraph-rsid="00b2318a" style:font-style-asian="normal" style:font-weight-asian="bold" style:font-style-complex="normal" style:font-weight-complex="bold"/>
    </style:style>
    <style:style style:name="P27" style:family="paragraph" style:parent-style-name="Standard">
      <style:text-properties style:font-name="Nimbus Mono L" fo:font-style="normal" fo:font-weight="bold" officeooo:rsid="003c168c" officeooo:paragraph-rsid="00a15b57" style:font-style-asian="normal" style:font-weight-asian="bold" style:font-style-complex="normal" style:font-weight-complex="bold"/>
    </style:style>
    <style:style style:name="P28" style:family="paragraph" style:parent-style-name="Standard">
      <style:text-properties style:font-name="Nimbus Mono L" fo:font-style="normal" fo:font-weight="normal" officeooo:rsid="001ea7fe" officeooo:paragraph-rsid="001ea7fe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style:font-name="Nimbus Mono L" fo:font-style="normal" fo:font-weight="normal" officeooo:rsid="00a15b57" officeooo:paragraph-rsid="00a15b57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style:font-name="Nimbus Mono L" fo:font-style="normal" fo:font-weight="normal" officeooo:rsid="00a15b57" officeooo:paragraph-rsid="00a733f1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style:font-name="Nimbus Mono L" fo:font-style="normal" fo:font-weight="normal" officeooo:rsid="003c168c" officeooo:paragraph-rsid="00a15b57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style:font-name="Nimbus Mono L" fo:font-style="italic" fo:font-weight="bold" officeooo:rsid="008b8eb1" officeooo:paragraph-rsid="008d9cd4" style:font-style-asian="italic" style:font-weight-asian="bold" style:font-style-complex="italic" style:font-weight-complex="bold"/>
    </style:style>
    <style:style style:name="P33" style:family="paragraph" style:parent-style-name="Standard">
      <style:text-properties style:font-name="Nimbus Mono L" fo:font-style="italic" officeooo:rsid="000421ab" officeooo:paragraph-rsid="000421ab" style:font-style-asian="italic" style:font-style-complex="italic"/>
    </style:style>
    <style:style style:name="P34" style:family="paragraph" style:parent-style-name="Standard">
      <style:text-properties style:font-name="Nimbus Mono L" fo:font-weight="normal" officeooo:paragraph-rsid="0019fcc3" style:font-weight-asian="normal" style:font-weight-complex="normal"/>
    </style:style>
    <style:style style:name="P35" style:family="paragraph" style:parent-style-name="Standard">
      <style:text-properties style:font-name="Nimbus Mono L" officeooo:rsid="00618653" officeooo:paragraph-rsid="00618653"/>
    </style:style>
    <style:style style:name="P36" style:family="paragraph" style:parent-style-name="Standard">
      <style:text-properties style:font-name="Nimbus Mono L" officeooo:rsid="0002b3b6" officeooo:paragraph-rsid="000421ab"/>
    </style:style>
    <style:style style:name="P37" style:family="paragraph" style:parent-style-name="Standard">
      <style:text-properties style:font-name="Nimbus Mono L" fo:font-size="12pt" officeooo:rsid="00200284" officeooo:paragraph-rsid="001ecd61" style:font-size-asian="12pt" style:font-size-complex="12pt"/>
    </style:style>
    <style:style style:name="P38" style:family="paragraph" style:parent-style-name="Standard">
      <style:text-properties style:font-name="Nimbus Mono L" officeooo:rsid="0028cf19" officeooo:paragraph-rsid="001ecd61"/>
    </style:style>
    <style:style style:name="P39" style:family="paragraph" style:parent-style-name="Standard">
      <style:text-properties style:font-name="Nimbus Mono L" officeooo:rsid="00690e3f" officeooo:paragraph-rsid="0066997c"/>
    </style:style>
    <style:style style:name="P40" style:family="paragraph" style:parent-style-name="Standard">
      <style:text-properties fo:font-weight="normal" officeooo:rsid="00177373" officeooo:paragraph-rsid="00177373" style:font-weight-asian="normal" style:font-weight-complex="normal"/>
    </style:style>
    <style:style style:name="P41" style:family="paragraph" style:parent-style-name="Standard">
      <style:text-properties fo:font-weight="normal" officeooo:paragraph-rsid="0019fcc3" style:font-weight-asian="normal" style:font-weight-complex="normal"/>
    </style:style>
    <style:style style:name="P42" style:family="paragraph" style:parent-style-name="Standard">
      <style:text-properties officeooo:rsid="0015e411" officeooo:paragraph-rsid="0015e411"/>
    </style:style>
    <style:style style:name="P43" style:family="paragraph" style:parent-style-name="Standard">
      <style:text-properties fo:color="#ff3333" style:font-name="Nimbus Mono L" fo:font-style="normal" style:text-underline-style="none" fo:font-weight="bold" officeooo:rsid="000c580f" officeooo:paragraph-rsid="000c580f" style:font-style-asian="normal" style:font-weight-asian="bold" style:font-style-complex="normal" style:font-weight-complex="bold"/>
    </style:style>
    <style:style style:name="P44" style:family="paragraph" style:parent-style-name="Standard">
      <style:text-properties fo:color="#ff3333" style:font-name="Nimbus Mono L" fo:font-style="normal" style:text-underline-style="none" fo:font-weight="bold" officeooo:rsid="000c580f" officeooo:paragraph-rsid="000421ab" style:font-style-asian="normal" style:font-weight-asian="bold" style:font-style-complex="normal" style:font-weight-complex="bold"/>
    </style:style>
    <style:style style:name="P45" style:family="paragraph" style:parent-style-name="Standard">
      <style:text-properties fo:color="#ff3333" style:font-name="Nimbus Mono L" fo:font-style="normal" fo:font-weight="bold" officeooo:rsid="00632d0f" officeooo:paragraph-rsid="00632d0f" style:font-style-asian="normal" style:font-weight-asian="bold" style:font-style-complex="normal" style:font-weight-complex="bold"/>
    </style:style>
    <style:style style:name="P46" style:family="paragraph" style:parent-style-name="Standard">
      <style:text-properties fo:color="#ff3333" style:font-name="Nimbus Mono L" fo:font-style="normal" fo:font-weight="bold" officeooo:rsid="005683c0" officeooo:paragraph-rsid="005683c0" style:font-style-asian="normal" style:font-weight-asian="bold" style:font-style-complex="normal" style:font-weight-complex="bold"/>
    </style:style>
    <style:style style:name="P47" style:family="paragraph" style:parent-style-name="Standard">
      <style:text-properties fo:color="#ff3333" style:font-name="Nimbus Mono L" fo:font-style="normal" fo:font-weight="bold" officeooo:rsid="00a15b57" officeooo:paragraph-rsid="00a15b57" style:font-style-asian="normal" style:font-weight-asian="bold" style:font-style-complex="normal" style:font-weight-complex="bold"/>
    </style:style>
    <style:style style:name="P48" style:family="paragraph" style:parent-style-name="Standard">
      <style:text-properties fo:color="#ff3333" style:font-name="Nimbus Mono L" fo:font-style="normal" fo:font-weight="bold" officeooo:rsid="00a733f1" officeooo:paragraph-rsid="00a733f1" style:font-style-asian="normal" style:font-weight-asian="bold" style:font-style-complex="normal" style:font-weight-complex="bold"/>
    </style:style>
    <style:style style:name="P49" style:family="paragraph" style:parent-style-name="Standard">
      <style:text-properties fo:color="#ff3333" style:font-name="Nimbus Mono L" fo:font-style="normal" fo:font-weight="bold" officeooo:rsid="00a733f1" officeooo:paragraph-rsid="00a8aac7" style:font-style-asian="normal" style:font-weight-asian="bold" style:font-style-complex="normal" style:font-weight-complex="bold"/>
    </style:style>
    <style:style style:name="P50" style:family="paragraph" style:parent-style-name="Standard">
      <style:text-properties fo:color="#ff3333" style:font-name="Nimbus Mono L" fo:font-weight="bold" officeooo:rsid="0022c12b" officeooo:paragraph-rsid="0022c12b" style:font-weight-asian="bold" style:font-weight-complex="bold"/>
    </style:style>
    <style:style style:name="P51" style:family="paragraph" style:parent-style-name="Standard">
      <style:text-properties fo:color="#ff3333" style:font-name="Nimbus Mono L" fo:font-weight="bold" officeooo:rsid="0002b3b6" officeooo:paragraph-rsid="000f0fc2" style:font-weight-asian="bold" style:font-weight-complex="bold"/>
    </style:style>
    <style:style style:name="P52" style:family="paragraph" style:parent-style-name="Standard">
      <style:text-properties fo:color="#ff3333" style:font-name="Nimbus Mono L" fo:font-weight="bold" officeooo:rsid="008387a2" officeooo:paragraph-rsid="008387a2" style:font-weight-asian="bold" style:font-weight-complex="bold"/>
    </style:style>
    <style:style style:name="P53" style:family="paragraph" style:parent-style-name="Standard">
      <style:text-properties fo:color="#ff3333" style:font-name="Nimbus Mono L" fo:font-weight="bold" officeooo:rsid="008387a2" officeooo:paragraph-rsid="003c8ef0" style:font-weight-asian="bold" style:font-weight-complex="bold"/>
    </style:style>
    <style:style style:name="P54" style:family="paragraph" style:parent-style-name="Standard">
      <style:text-properties fo:color="#ff3333" style:font-name="Nimbus Mono L" fo:font-weight="bold" officeooo:rsid="008387a2" officeooo:paragraph-rsid="00a15b57" style:font-weight-asian="bold" style:font-weight-complex="bold"/>
    </style:style>
    <style:style style:name="P55" style:family="paragraph" style:parent-style-name="Standard">
      <style:text-properties fo:color="#ff3333" style:font-name="Nimbus Mono L" fo:font-weight="bold" officeooo:rsid="003e00a8" officeooo:paragraph-rsid="0052aa36" style:font-weight-asian="bold" style:font-weight-complex="bold"/>
    </style:style>
    <style:style style:name="P56" style:family="paragraph" style:parent-style-name="Standard">
      <style:text-properties fo:color="#ff3333" style:font-name="Nimbus Mono L" fo:font-weight="bold" officeooo:rsid="00900701" officeooo:paragraph-rsid="00a6a96d" style:font-weight-asian="bold" style:font-weight-complex="bold"/>
    </style:style>
    <style:style style:name="P57" style:family="paragraph" style:parent-style-name="Standard">
      <style:text-properties fo:color="#ff3333" style:font-name="Nimbus Mono L" fo:font-weight="bold" officeooo:rsid="00900701" officeooo:paragraph-rsid="009f7fcb" style:font-weight-asian="bold" style:font-weight-complex="bold"/>
    </style:style>
    <style:style style:name="P58" style:family="paragraph" style:parent-style-name="Standard">
      <style:text-properties fo:color="#ff3333" style:font-name="Nimbus Mono L" fo:font-weight="bold" officeooo:rsid="00927f07" officeooo:paragraph-rsid="00927f07" style:font-weight-asian="bold" style:font-weight-complex="bold"/>
    </style:style>
    <style:style style:name="P59" style:family="paragraph" style:parent-style-name="Standard">
      <style:text-properties fo:color="#ff3333" style:font-name="Nimbus Mono L" fo:font-weight="bold" officeooo:rsid="003c8ef0" officeooo:paragraph-rsid="00a15b57" style:font-weight-asian="bold" style:font-weight-complex="bold"/>
    </style:style>
    <style:style style:name="P60" style:family="paragraph" style:parent-style-name="Standard">
      <style:text-properties fo:color="#ff3333" style:font-name="Nimbus Mono L" fo:font-weight="bold" officeooo:rsid="00b3ab90" officeooo:paragraph-rsid="00b3ab90" style:font-weight-asian="bold" style:font-weight-complex="bold"/>
    </style:style>
    <style:style style:name="P61" style:family="paragraph" style:parent-style-name="Standard">
      <style:text-properties fo:color="#000000" style:font-name="Nimbus Mono L" fo:font-weight="bold" officeooo:rsid="0002b3b6" officeooo:paragraph-rsid="000c580f" style:font-weight-asian="bold" style:font-weight-complex="bold"/>
    </style:style>
    <style:style style:name="P62" style:family="paragraph" style:parent-style-name="Standard">
      <style:text-properties fo:color="#000000" style:font-name="Nimbus Mono L" fo:font-weight="bold" officeooo:rsid="0002b3b6" officeooo:paragraph-rsid="000f0fc2" style:font-weight-asian="bold" style:font-weight-complex="bold"/>
    </style:style>
    <style:style style:name="P63" style:family="paragraph" style:parent-style-name="Standard">
      <style:text-properties fo:color="#000000" style:font-name="Nimbus Mono L" fo:font-weight="bold" officeooo:rsid="008387a2" officeooo:paragraph-rsid="008387a2" style:font-weight-asian="bold" style:font-weight-complex="bold"/>
    </style:style>
    <style:style style:name="P64" style:family="paragraph" style:parent-style-name="Standard">
      <style:text-properties fo:color="#000000" style:font-name="Nimbus Mono L" fo:font-weight="bold" officeooo:rsid="00900701" officeooo:paragraph-rsid="00927f07" style:font-weight-asian="bold" style:font-weight-complex="bold"/>
    </style:style>
    <style:style style:name="P65" style:family="paragraph" style:parent-style-name="Standard">
      <style:text-properties fo:color="#000000" style:font-name="Nimbus Mono L" fo:font-weight="bold" officeooo:rsid="00900701" officeooo:paragraph-rsid="00940f8e" style:font-weight-asian="bold" style:font-weight-complex="bold"/>
    </style:style>
    <style:style style:name="P66" style:family="paragraph" style:parent-style-name="Standard">
      <style:text-properties fo:color="#000000" style:font-name="Nimbus Mono L" fo:font-weight="bold" officeooo:rsid="00900701" officeooo:paragraph-rsid="00a6a96d" style:font-weight-asian="bold" style:font-weight-complex="bold"/>
    </style:style>
    <style:style style:name="P67" style:family="paragraph" style:parent-style-name="Standard">
      <style:text-properties fo:color="#000000" style:font-name="Nimbus Mono L" fo:font-weight="bold" officeooo:rsid="00954fad" officeooo:paragraph-rsid="00954fad" style:font-weight-asian="bold" style:font-weight-complex="bold"/>
    </style:style>
    <style:style style:name="P68" style:family="paragraph" style:parent-style-name="Standard">
      <style:text-properties fo:color="#000000" style:font-name="Nimbus Mono L" fo:font-weight="bold" officeooo:rsid="009b05c6" officeooo:paragraph-rsid="00927f07" style:font-weight-asian="bold" style:font-weight-complex="bold"/>
    </style:style>
    <style:style style:name="P69" style:family="paragraph" style:parent-style-name="Standard">
      <style:text-properties fo:color="#000000" style:font-name="Nimbus Mono L" fo:font-weight="normal" officeooo:rsid="0002b3b6" officeooo:paragraph-rsid="000ebf01" style:font-weight-asian="normal" style:font-weight-complex="normal"/>
    </style:style>
    <style:style style:name="P70" style:family="paragraph" style:parent-style-name="Standard">
      <style:text-properties fo:color="#000000" style:font-name="Nimbus Mono L" fo:font-style="normal" fo:font-weight="normal" officeooo:rsid="00a733f1" officeooo:paragraph-rsid="00a733f1" style:font-style-asian="normal" style:font-weight-asian="normal" style:font-style-complex="normal" style:font-weight-complex="normal"/>
    </style:style>
    <style:style style:name="P71" style:family="paragraph" style:parent-style-name="Standard">
      <style:text-properties fo:color="#000000" style:font-name="Nimbus Mono L" fo:font-style="normal" fo:font-weight="normal" officeooo:rsid="00a733f1" officeooo:paragraph-rsid="00a8aac7" style:font-style-asian="normal" style:font-weight-asian="normal" style:font-style-complex="normal" style:font-weight-complex="normal"/>
    </style:style>
    <style:style style:name="P72" style:family="paragraph" style:parent-style-name="Standard">
      <style:text-properties officeooo:rsid="001ecd61" officeooo:paragraph-rsid="001ecd61"/>
    </style:style>
    <style:style style:name="P73" style:family="paragraph" style:parent-style-name="Standard">
      <style:text-properties officeooo:paragraph-rsid="00240c9d"/>
    </style:style>
    <style:style style:name="P74" style:family="paragraph" style:parent-style-name="Standard">
      <style:text-properties officeooo:rsid="004334d0" officeooo:paragraph-rsid="0043a173"/>
    </style:style>
    <style:style style:name="P75" style:family="paragraph" style:parent-style-name="Standard">
      <style:text-properties officeooo:paragraph-rsid="008387a2"/>
    </style:style>
    <style:style style:name="P76" style:family="paragraph" style:parent-style-name="Standard">
      <style:text-properties officeooo:rsid="0052aa36" officeooo:paragraph-rsid="0052aa36"/>
    </style:style>
    <style:style style:name="P77" style:family="paragraph" style:parent-style-name="Standard">
      <style:text-properties officeooo:rsid="0052aa36" officeooo:paragraph-rsid="00b3ab90"/>
    </style:style>
    <style:style style:name="P78" style:family="paragraph" style:parent-style-name="Standard">
      <style:text-properties officeooo:rsid="0066997c" officeooo:paragraph-rsid="008b8eb1"/>
    </style:style>
    <style:style style:name="P79" style:family="paragraph" style:parent-style-name="Standard">
      <style:text-properties officeooo:paragraph-rsid="00a15b57"/>
    </style:style>
    <style:style style:name="P80" style:family="paragraph" style:parent-style-name="Standard">
      <style:text-properties officeooo:rsid="0084fdf3" officeooo:paragraph-rsid="009f7fcb"/>
    </style:style>
    <style:style style:name="P81" style:family="paragraph" style:parent-style-name="Standard">
      <style:text-properties officeooo:rsid="009101fe" officeooo:paragraph-rsid="00a6a96d"/>
    </style:style>
    <style:style style:name="P82" style:family="paragraph" style:parent-style-name="Standard">
      <style:text-properties officeooo:paragraph-rsid="007b6baa"/>
    </style:style>
    <style:style style:name="P83" style:family="paragraph" style:parent-style-name="Standard">
      <style:text-properties officeooo:paragraph-rsid="007dafc1"/>
    </style:style>
    <style:style style:name="P84" style:family="paragraph" style:parent-style-name="Standard">
      <style:text-properties officeooo:rsid="00762cf4" officeooo:paragraph-rsid="00a15b57"/>
    </style:style>
    <style:style style:name="P85" style:family="paragraph" style:parent-style-name="Standard">
      <style:text-properties officeooo:paragraph-rsid="00a6a96d"/>
    </style:style>
    <style:style style:name="P86" style:family="paragraph" style:parent-style-name="Standard">
      <style:text-properties officeooo:rsid="009fa237"/>
    </style:style>
    <style:style style:name="P87" style:family="paragraph" style:parent-style-name="Standard">
      <style:text-properties officeooo:rsid="009e1c6f" officeooo:paragraph-rsid="009b05c6"/>
    </style:style>
    <style:style style:name="P88" style:family="paragraph" style:parent-style-name="Standard">
      <style:text-properties officeooo:rsid="00b2318a" officeooo:paragraph-rsid="00b2318a"/>
    </style:style>
    <style:style style:name="P89" style:family="paragraph" style:parent-style-name="Text_20_body">
      <style:text-properties officeooo:rsid="00080a09" officeooo:paragraph-rsid="00161e8a"/>
    </style:style>
    <style:style style:name="P90" style:family="paragraph" style:parent-style-name="Text_20_body">
      <style:text-properties officeooo:paragraph-rsid="000f0fc2"/>
    </style:style>
    <style:style style:name="P91" style:family="paragraph" style:parent-style-name="Text_20_body">
      <style:text-properties fo:color="#ff3333" style:font-name="Nimbus Mono L" fo:font-weight="bold" officeooo:rsid="000421ab" officeooo:paragraph-rsid="000f0fc2" style:font-weight-asian="bold" style:font-weight-complex="bold"/>
    </style:style>
    <style:style style:name="P92" style:family="paragraph" style:parent-style-name="Text_20_body">
      <style:text-properties officeooo:rsid="00a6e1f4" officeooo:paragraph-rsid="00a6e1f4"/>
    </style:style>
    <style:style style:name="P93" style:family="paragraph" style:parent-style-name="Text_20_body">
      <style:text-properties style:font-name="Liberation Serif" officeooo:rsid="00a733f1" officeooo:paragraph-rsid="00a8aac7"/>
    </style:style>
    <style:style style:name="P94" style:family="paragraph" style:parent-style-name="Text_20_body">
      <style:text-properties style:font-name="Nimbus Mono L" officeooo:rsid="00a733f1" officeooo:paragraph-rsid="00a733f1"/>
    </style:style>
    <style:style style:name="P95" style:family="paragraph" style:parent-style-name="Code">
      <style:text-properties officeooo:rsid="00920fd3" officeooo:paragraph-rsid="00920fd3"/>
    </style:style>
    <style:style style:name="P96" style:family="paragraph" style:parent-style-name="Code">
      <style:text-properties fo:font-weight="normal" style:font-weight-asian="normal" style:font-weight-complex="normal"/>
    </style:style>
    <style:style style:name="P97" style:family="paragraph" style:parent-style-name="Text_20__28_user_29_">
      <style:text-properties officeooo:rsid="00b3ab90" officeooo:paragraph-rsid="00b3ab90"/>
    </style:style>
    <style:style style:name="P98" style:family="paragraph" style:parent-style-name="Text_20__28_user_29_">
      <style:text-properties style:font-name="Liberation Sans" fo:font-size="18.2000007629395pt" fo:font-weight="bold" officeooo:rsid="00b3ab90" officeooo:paragraph-rsid="00b3ab90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P99" style:family="paragraph" style:parent-style-name="Text_20__28_user_29_">
      <style:text-properties officeooo:paragraph-rsid="00b3ab90"/>
    </style:style>
    <style:style style:name="P100" style:family="paragraph" style:parent-style-name="Text_20__28_user_29_">
      <style:text-properties officeooo:rsid="00b584d7" officeooo:paragraph-rsid="00b584d7"/>
    </style:style>
    <style:style style:name="P101" style:family="paragraph" style:parent-style-name="Text_20__28_user_29_">
      <style:text-properties officeooo:rsid="00b70077" officeooo:paragraph-rsid="00b70077"/>
    </style:style>
    <style:style style:name="P102" style:family="paragraph" style:parent-style-name="Standard" style:list-style-name="L1">
      <style:text-properties officeooo:paragraph-rsid="00a15b57"/>
    </style:style>
    <style:style style:name="P103" style:family="paragraph" style:parent-style-name="Standard" style:list-style-name="L1">
      <style:text-properties style:font-name="Nimbus Mono L" fo:font-style="normal" fo:font-weight="normal" officeooo:rsid="003d5fc6" officeooo:paragraph-rsid="00a15b57" style:font-style-asian="normal" style:font-weight-asian="normal" style:font-style-complex="normal" style:font-weight-complex="normal"/>
    </style:style>
    <style:style style:name="P104" style:family="paragraph" style:parent-style-name="Heading_20_1">
      <style:text-properties officeooo:rsid="00a9ce36" officeooo:paragraph-rsid="00a9ce36"/>
    </style:style>
    <style:style style:name="P105" style:family="paragraph" style:parent-style-name="Heading_20_2">
      <style:text-properties officeooo:rsid="009fa237" officeooo:paragraph-rsid="009fa237"/>
    </style:style>
    <style:style style:name="P106" style:family="paragraph" style:parent-style-name="Text_20__28_user_29_">
      <style:text-properties fo:color="#ff3333" style:font-name="Nimbus Mono L" fo:font-weight="bold" officeooo:rsid="00b3ab90" officeooo:paragraph-rsid="00b70077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Nimbus Mono L"/>
    </style:style>
    <style:style style:name="T3" style:family="text">
      <style:text-properties style:font-name="Nimbus Mono L" fo:font-style="normal" officeooo:rsid="000c580f" style:font-style-asian="normal" style:font-style-complex="normal"/>
    </style:style>
    <style:style style:name="T4" style:family="text">
      <style:text-properties style:font-name="Nimbus Mono L" fo:font-style="normal" fo:font-weight="bold" officeooo:rsid="005683c0" style:font-style-asian="normal" style:font-weight-asian="bold" style:font-style-complex="normal" style:font-weight-complex="bold"/>
    </style:style>
    <style:style style:name="T5" style:family="text">
      <style:text-properties style:font-name="Nimbus Mono L" fo:font-style="normal" fo:font-weight="bold" officeooo:rsid="007b8da5" style:font-style-asian="normal" style:font-weight-asian="bold" style:font-style-complex="normal" style:font-weight-complex="bold"/>
    </style:style>
    <style:style style:name="T6" style:family="text">
      <style:text-properties style:font-name="Nimbus Mono L" fo:font-size="11pt" officeooo:rsid="00200284" style:font-size-asian="11pt" style:font-size-complex="11pt"/>
    </style:style>
    <style:style style:name="T7" style:family="text">
      <style:text-properties style:font-name="Nimbus Mono L" officeooo:rsid="00101fee"/>
    </style:style>
    <style:style style:name="T8" style:family="text">
      <style:text-properties style:font-name="Nimbus Mono L" fo:font-weight="normal" style:font-weight-asian="normal" style:font-weight-complex="normal"/>
    </style:style>
    <style:style style:name="T9" style:family="text">
      <style:text-properties style:font-name="Nimbus Mono L" fo:font-weight="normal" officeooo:rsid="00240c9d" style:font-weight-asian="normal" style:font-weight-complex="normal"/>
    </style:style>
    <style:style style:name="T10" style:family="text">
      <style:text-properties style:font-name="Nimbus Mono L" fo:font-weight="normal" officeooo:rsid="006827c6" style:font-weight-asian="normal" style:font-weight-complex="normal"/>
    </style:style>
    <style:style style:name="T11" style:family="text">
      <style:text-properties style:font-name="Nimbus Mono L" officeooo:rsid="003c168c"/>
    </style:style>
    <style:style style:name="T12" style:family="text">
      <style:text-properties style:font-name="Nimbus Mono L" officeooo:rsid="003ca0d8"/>
    </style:style>
    <style:style style:name="T13" style:family="text">
      <style:text-properties style:font-name="Nimbus Mono L" officeooo:rsid="003e00a8"/>
    </style:style>
    <style:style style:name="T14" style:family="text">
      <style:text-properties style:font-name="Nimbus Mono L" fo:font-weight="bold" style:font-weight-asian="bold" style:font-weight-complex="bold"/>
    </style:style>
    <style:style style:name="T15" style:family="text">
      <style:text-properties style:font-name="Nimbus Mono L" fo:font-weight="bold" officeooo:rsid="003e00a8" style:font-weight-asian="bold" style:font-weight-complex="bold"/>
    </style:style>
    <style:style style:name="T16" style:family="text">
      <style:text-properties style:font-name="Nimbus Mono L" fo:font-weight="bold" officeooo:rsid="00080a09" style:font-weight-asian="bold" style:font-weight-complex="bold"/>
    </style:style>
    <style:style style:name="T17" style:family="text">
      <style:text-properties style:font-name="Nimbus Mono L" fo:font-weight="bold" officeooo:rsid="00a8aac7" style:font-weight-asian="bold" style:font-weight-complex="bold"/>
    </style:style>
    <style:style style:name="T18" style:family="text">
      <style:text-properties style:font-name="Nimbus Mono L" fo:font-weight="bold" officeooo:rsid="00b584d7" style:font-weight-asian="bold" style:font-weight-complex="bold"/>
    </style:style>
    <style:style style:name="T19" style:family="text">
      <style:text-properties style:font-name="Nimbus Mono L" officeooo:rsid="004fd094"/>
    </style:style>
    <style:style style:name="T20" style:family="text">
      <style:text-properties style:font-name="Nimbus Mono L" officeooo:rsid="00690e3f"/>
    </style:style>
    <style:style style:name="T21" style:family="text">
      <style:text-properties style:font-name="Nimbus Mono L" officeooo:rsid="00a8aac7"/>
    </style:style>
    <style:style style:name="T22" style:family="text">
      <style:text-properties officeooo:rsid="000f0fc2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officeooo:rsid="00101fee"/>
    </style:style>
    <style:style style:name="T25" style:family="text">
      <style:text-properties officeooo:rsid="0015f9f7"/>
    </style:style>
    <style:style style:name="T26" style:family="text">
      <style:text-properties officeooo:rsid="00161e8a"/>
    </style:style>
    <style:style style:name="T27" style:family="text">
      <style:text-properties officeooo:rsid="00173012"/>
    </style:style>
    <style:style style:name="T28" style:family="text">
      <style:text-properties officeooo:rsid="001835da"/>
    </style:style>
    <style:style style:name="T29" style:family="text">
      <style:text-properties officeooo:rsid="00200284"/>
    </style:style>
    <style:style style:name="T30" style:family="text">
      <style:text-properties officeooo:rsid="00240c9d"/>
    </style:style>
    <style:style style:name="T31" style:family="text">
      <style:text-properties officeooo:rsid="0039cc2f"/>
    </style:style>
    <style:style style:name="T32" style:family="text">
      <style:text-properties officeooo:rsid="003c168c"/>
    </style:style>
    <style:style style:name="T33" style:family="text">
      <style:text-properties officeooo:rsid="003ca1bd"/>
    </style:style>
    <style:style style:name="T34" style:family="text">
      <style:text-properties officeooo:rsid="00407c92"/>
    </style:style>
    <style:style style:name="T35" style:family="text">
      <style:text-properties officeooo:rsid="004fd094"/>
    </style:style>
    <style:style style:name="T36" style:family="text">
      <style:text-properties officeooo:rsid="00592047"/>
    </style:style>
    <style:style style:name="T37" style:family="text">
      <style:text-properties officeooo:rsid="005da0ac"/>
    </style:style>
    <style:style style:name="T38" style:family="text">
      <style:text-properties officeooo:rsid="006002ef"/>
    </style:style>
    <style:style style:name="T39" style:family="text">
      <style:text-properties officeooo:rsid="00632d0f"/>
    </style:style>
    <style:style style:name="T40" style:family="text">
      <style:text-properties officeooo:rsid="006827c6"/>
    </style:style>
    <style:style style:name="T41" style:family="text">
      <style:text-properties officeooo:rsid="00690e3f"/>
    </style:style>
    <style:style style:name="T42" style:family="text">
      <style:text-properties officeooo:rsid="0078762a"/>
    </style:style>
    <style:style style:name="T43" style:family="text">
      <style:text-properties officeooo:rsid="007b8da5"/>
    </style:style>
    <style:style style:name="T44" style:family="text">
      <style:text-properties officeooo:rsid="007dafc1"/>
    </style:style>
    <style:style style:name="T45" style:family="text">
      <style:text-properties officeooo:rsid="008550b8"/>
    </style:style>
    <style:style style:name="T46" style:family="text">
      <style:text-properties officeooo:rsid="00860f33"/>
    </style:style>
    <style:style style:name="T47" style:family="text">
      <style:text-properties officeooo:rsid="00877121"/>
    </style:style>
    <style:style style:name="T48" style:family="text">
      <style:text-properties officeooo:rsid="008c7891"/>
    </style:style>
    <style:style style:name="T49" style:family="text">
      <style:text-properties officeooo:rsid="008cd6a4"/>
    </style:style>
    <style:style style:name="T50" style:family="text">
      <style:text-properties style:font-name="Liberation Serif"/>
    </style:style>
    <style:style style:name="T51" style:family="text">
      <style:text-properties officeooo:rsid="00927f07"/>
    </style:style>
    <style:style style:name="T52" style:family="text">
      <style:text-properties officeooo:rsid="009fa237"/>
    </style:style>
    <style:style style:name="T53" style:family="text">
      <style:text-properties officeooo:rsid="00a733f1"/>
    </style:style>
    <style:style style:name="T54" style:family="text">
      <style:text-properties officeooo:rsid="00a8aac7"/>
    </style:style>
    <style:style style:name="T55" style:family="text">
      <style:text-properties fo:color="#000000" style:font-name="Nimbus Mono L" fo:font-style="normal" fo:font-weight="bold" officeooo:rsid="00a6e1f4" style:font-style-asian="normal" style:font-weight-asian="bold" style:font-style-complex="normal" style:font-weight-complex="bold"/>
    </style:style>
    <style:style style:name="T56" style:family="text">
      <style:text-properties officeooo:rsid="00b2318a"/>
    </style:style>
    <style:style style:name="T57" style:family="text">
      <style:text-properties officeooo:rsid="00b24c09"/>
    </style:style>
    <style:style style:name="T58" style:family="text">
      <style:text-properties officeooo:rsid="00b7007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4" text:outline-level="1">Ligne de commande</text:h>
      <text:p text:style-name="P59">ManipVecteur</text:p>
      <text:p text:style-name="P31">mkdir essai_raster</text:p>
      <text:p text:style-name="P79">Pour rasteriser un fichier vectoriel :</text:p>
      <text:p text:style-name="P31"/>
      <text:list xml:id="list4361885485294747376" text:style-name="L1">
        <text:list-item>
          <text:p text:style-name="P103">Polygones</text:p>
        </text:list-item>
      </text:list>
      <text:p text:style-name="P27">&gt; <text:span text:style-name="T34">ManipVecteur LectureGenerale ~/Documents/VeriteTerrain/BDTOPO_2-1_TOUSTHEMES_SHP_LAMB93_D029_2015-03-26/BDTOPO/1_DONNEES_LIVRAISON_2015-04-00253/BDT_2-1_SHP_LAMB93_D029-ED151/E_BATI/BATI_INDIFFERENCIE.SHP ~/DeveloppementBase/Fusion/im_test/proba_SPOT6.ori bati_indifferencie.rle</text:span></text:p>
      <text:p text:style-name="P79"/>
      <text:list xml:id="list142141192272553" text:continue-numbering="true" text:style-name="L1">
        <text:list-item>
          <text:list>
            <text:list-item>
              <text:p text:style-name="P102"><text:span text:style-name="T2">Lecture</text:span><text:span text:style-name="T11">Generale </text:span><text:span text:style-name="T32">:</text:span> rasteriser shapefile e<text:span text:style-name="T32">n ajoutant un attribut (incrément) pour chaque polygone distinct</text:span></text:p>
            </text:list-item>
            <text:list-item>
              <text:p text:style-name="P102"><text:span text:style-name="T2">Lecture</text:span><text:span text:style-name="T12">Bool</text:span><text:span text:style-name="T11"> </text:span><text:span text:style-name="T32">:</text:span> rasteriser shapefile e<text:span text:style-name="T33">n 0 et 1</text:span></text:p>
            </text:list-item>
          </text:list>
        </text:list-item>
      </text:list>
      <text:p text:style-name="P79"/>
      <text:list xml:id="list142140214561833" text:continue-numbering="true" text:style-name="L1">
        <text:list-item>
          <text:p text:style-name="P102"><text:span text:style-name="T13">Lignes</text:span><text:span text:style-name="T11"> </text:span><text:span text:style-name="T32">:LecturLignesLargeurBool, largeur en 3ème argument = colonne du fichier entrée</text:span></text:p>
        </text:list-item>
      </text:list>
      <text:p text:style-name="P17">ManipVecteur LectureLignesLargeurBool adresse_vecteur [shp| adresse_ori adresse_enregistrement_raster [tif][numero_champ_largeur] [facteur_multiplicatif_largeur]</text:p>
      <text:p text:style-name="P15">&gt; ManipVecteur LectureLignesLargeurBool <text:span text:style-name="T57">[shapefile_route].shp</text:span> <text:span text:style-name="T57">[target_extent]</text:span>.ori route.tif 15 1</text:p>
      <text:p text:style-name="P15"/>
      <text:p text:style-name="P79">Pour vectoriser un fichier raster :</text:p>
      <text:p text:style-name="P84"><text:span text:style-name="T14">&gt; </text:span><text:span text:style-name="T15">ManipVecteur Vectorisation bati.tif bati.shp</text:span></text:p>
      <text:p text:style-name="P54"/>
      <text:p text:style-name="P51">Legende</text:p>
      <text:p text:style-name="P62"/>
      <text:p text:style-name="P61">&gt; Legende RVB2label </text:p>
      <text:p text:style-name="P61">legende.txt test.tif test_label.tif</text:p>
      <text:p text:style-name="P61"/>
      <text:p text:style-name="P2"><text:span text:style-name="T22">C</text:span>rate labels (1, 2, 3...) from classified image, legend.txt:</text:p>
      <text:p text:style-name="P2">[Class name ][Class number ] [RGB values]</text:p>
      <text:p text:style-name="P2">e.g.,</text:p>
      <text:p text:style-name="P69">Road 1 255 255 0</text:p>
      <text:p text:style-name="P1"/>
      <text:p text:style-name="P1"><text:span text:style-name="T16">&gt;</text:span><text:span text:style-name="T14"> Legende label2masques legende.txt test_label.tif masktmp/</text:span></text:p>
      <text:p text:style-name="P8"/>
      <text:p text:style-name="P42"><text:bookmark-start text:name="__DdeLink__16_1342527629"/>s<text:bookmark-end text:name="__DdeLink__16_1342527629"/>auvegarder masque <text:span text:style-name="T25">binaire </text:span>de chaque class<text:span text:style-name="T25">e </text:span>individuellement dans le répertoire masktmp/</text:p>
      <text:p text:style-name="P42"/>
      <text:p text:style-name="P11">&gt; Legende masques2label legende.txt mask/ <text:span text:style-name="T40">labels</text:span>.rle</text:p>
      <text:p text:style-name="Standard"/>
      <text:p text:style-name="P78">Pour mettre dans un fichier <text:span text:style-name="T10">labels</text:span><text:span text:style-name="T8">.rle</text:span> les labels en utilisant les masques dans <text:span text:style-name="T2">mask</text:span>/ e<text:span text:style-name="T41">n trouvant la classe grâce à </text:span><text:span text:style-name="T20">legende.txt</text:span></text:p>
      <text:p text:style-name="P39"/>
      <text:p text:style-name="Standard">Faire attention à l’ordre : selon l’ordre la route va être au-dessus de la forêt p. e<text:span text:style-name="T42">x. </text:span>ou vice-versa</text:p>
      <text:p text:style-name="P42"/>
      <text:p text:style-name="P7"><text:soft-page-break/><text:span text:style-name="T37">&gt; </text:span>Legende label2masqueunique legende.txt test_label.tif 3 4 5 masktmp/nonurbain.tif</text:p>
      <text:p text:style-name="P36"/>
      <text:p text:style-name="P72"><text:span text:style-name="T29">sauvegarder</text:span> masque binaire des pixels étant dans la classe 3, 4 ou 5 <text:span text:style-name="T29">en </text:span><text:span text:style-name="T6">masktmp/nonurbain.tif</text:span></text:p>
      <text:p text:style-name="P37"/>
      <text:p text:style-name="P10">&gt; Legende label2RVB legende.txt classif_S2_urbnonurb.rle classif_S2_urbnonurb.tif</text:p>
      <text:p text:style-name="P10"/>
      <text:p text:style-name="Standard">Pour afficher en couleurs (spécifiées en <text:span text:style-name="T2">legende.txt</text:span>) la classification.</text:p>
      <text:p text:style-name="P35"/>
      <text:p text:style-name="P50">Ech_noif</text:p>
      <text:p text:style-name="P9"/>
      <text:p text:style-name="P9">&gt; Ech_noif ClassifTristanCSV2TIF pixelwiseListFiles.csv pixelwiseListLabels.csv proba.tif</text:p>
      <text:p text:style-name="P9"/>
      <text:p text:style-name="P73">Sortir probabilités <text:span text:style-name="T30">en un fichier .tif </text:span>(dans le répertoire<text:span text:style-name="T9"> /finistere1/test_41000_30000/classification_results/preds</text:span>) <text:span text:style-name="T30">en utilisant les coordonnées (premier fichier en entrée (« ListFiles ») et les labels (« ListLabels »).</text:span></text:p>
      <text:p text:style-name="P16"/>
      <text:p text:style-name="P74"><text:span text:style-name="T14">&gt; </text:span><text:span text:style-name="T15">Ech_noif FusMasques bati_industriel.tif bati_indifferencie.tif bati.tif</text:span></text:p>
      <text:p text:style-name="P13">Pour fusionner deux masques raster(binaires)</text:p>
      <text:p text:style-name="P12"/>
      <text:p text:style-name="Standard">Le fichier <text:span text:style-name="T2">bati.tif </text:span>en sortie <text:span text:style-name="T35">contient des flottants (1.0f et 0.0f), pour le convertir en </text:span><text:span text:style-name="T19">int </text:span><text:span text:style-name="T35">on peut appliquer deux fois :</text:span></text:p>
      <text:p text:style-name="Code">&gt; Ech_noif InverseBool bati.tif bati.tif ; </text:p>
      <text:p text:style-name="Code"/>
      <text:p text:style-name="P95">&gt; Ech_noif Format $filename.tif $filename.rle</text:p>
      <text:p text:style-name="P95"/>
      <text:p text:style-name="P96"><text:span text:style-name="T50">Conversion d’un fichier tif au format rle</text:span> </text:p>
      <text:p text:style-name="P38"/>
      <text:p text:style-name="P91">convert_o<text:span text:style-name="T36">r</text:span>i</text:p>
      <text:p text:style-name="P90"><text:span text:style-name="T27">c</text:span>onversion du système de projection .tfw en .ori (IGN-internal)</text:p>
      <text:p text:style-name="P89">classif_test_41000_30000.visu.tfw <text:span text:style-name="T26">&gt; </text:span>Proba.tfw <text:s/></text:p>
      <text:p text:style-name="P5">&gt; convert_ori tfw2ori proba.</text:p>
      <text:p text:style-name="P5">tfw proba.ori </text:p>
      <text:p text:style-name="P6">&gt; more proba.ori <text:span text:style-name="T31">r</text:span></text:p>
      <text:p text:style-name="P3">CARTO</text:p>
      <text:p text:style-name="P3">174825750.000000 6837074250.000000 <text:span text:style-name="T1">//left top corner</text:span></text:p>
      <text:p text:style-name="P3">0 <text:span text:style-name="T1">// zones</text:span></text:p>
      <text:p text:style-name="P3">2069 2069 <text:span text:style-name="T1">// size</text:span></text:p>
      <text:p text:style-name="P3">1500.000000 1500.000000 <text:span text:style-name="T1">// step</text:span></text:p>
      <text:p text:style-name="P33"/>
      <text:p text:style-name="P22">&gt; Ech_noif Gaussf [image_in].tif [image_<text:span text:style-name="T48">out</text:span>].g2.tif <text:span text:style-name="T49">x</text:span> <text:span text:style-name="T49">y</text:span></text:p>
      <text:p text:style-name="P32">&gt; <text:span text:style-name="T49">Ech_noif Gaussf Im_SPOT6.tif Im_SPOT6.g2.tif 2 3</text:span></text:p>
      <text:p text:style-name="P32"/>
      <text:p text:style-name="Standard">Pour lisser une image (filtre gaussien), <text:span text:style-name="T49">x</text:span>=déviation standard <text:span text:style-name="T49">(p.ex. 2)</text:span>, <text:span text:style-name="T49">y =</text:span> paramètre de traitement des bords (1=noir, 3=mirroir)</text:p>
      <text:p text:style-name="P44"><text:soft-page-break/></text:p>
      <text:p text:style-name="P43">Decoupage:</text:p>
      <text:p text:style-name="P18"/>
      <text:p text:style-name="P18">&gt; <text:span text:style-name="T38">Decoupage</text:span> Fsuperposable proba.ori ~/Documents/Classif_Sentinel2_5dates_Finistere/proba_L93.ori ~/Documents/Classif_Sentinel2_5dates_Finistere/proba_L93.tif proba_S2.tif</text:p>
      <text:p text:style-name="P18"/>
      <text:p text:style-name="Text_20__28_user_29_">Recalcule une image float superposable <text:span text:style-name="T24">à</text:span> l'orthoimage dont l'orientat<text:span text:style-name="T28">ion </text:span>est donn<text:span text:style-name="T24">é</text:span>e en entr<text:span text:style-name="T24">é</text:span>e </text:p>
      <text:p text:style-name="P41"><text:span text:style-name="T2">./exe Fsuperposable [adresse_orientation_orthoimage] [adresse_orientation_image_entr</text:span><text:span text:style-name="T7">é</text:span><text:span text:style-name="T2">e] [adresse_image_entr</text:span><text:span text:style-name="T7">é</text:span><text:span text:style-name="T2">e] [adresse_sauvegarde_image_sortie]</text:span></text:p>
      <text:p text:style-name="P34"/>
      <text:p text:style-name="P40">Sauvegarder la partie de l’image S2 (<text:span text:style-name="T3">proba_L93.tif</text:span>) qui correspond à l’étendue de l’image SPOT6 en (décrite par <text:span text:style-name="T3">proba.ori</text:span>) dans <text:span text:style-name="T3">proba_S2.tif.</text:span></text:p>
      <text:p text:style-name="P28">finistere1/test_41000_30000/classification_results/preds</text:p>
      <text:p text:style-name="P19"/>
      <text:p text:style-name="P45">FusProb</text:p>
      <text:p text:style-name="P45"/>
      <text:p text:style-name="Standard">Pour fusionner deux sources de données</text:p>
      <text:p text:style-name="P4"><text:span text:style-name="T39">&gt; </text:span>FusProb Fusion:DS:MasseSomme proba_SPOT6_urbnonurb.tif proba_S2_urbnonurb.tif proba_fusion_DS_MasseSomme.tif</text:p>
      <text:p text:style-name="P45"/>
      <text:p text:style-name="P19"/>
      <text:p text:style-name="P46">Pleiades <text:span text:style-name="T56">(contient aide)</text:span></text:p>
      <text:p text:style-name="Standard"/>
      <text:p text:style-name="P19">&gt; Pleiades Classer proba_fusion_DS_MasseSomme.tif classif_fusion_DS_MasseSomme.rle</text:p>
      <text:p text:style-name="P19"/>
      <text:p text:style-name="Standard">Pour classifier (maximum de la probabilité)</text:p>
      <text:p text:style-name="P21"/>
      <text:p text:style-name="P82"><text:span text:style-name="T4">&gt; </text:span><text:span text:style-name="T5">Pleiades Pixels2Regions adresse_masque adresse_enregistrement_imagelabel</text:span></text:p>
      <text:p text:style-name="P25"/>
      <text:p text:style-name="P75">Adresse masque binaire pour sortir une image raster avec des objets de pixels de la même classe adjacentes contenant un même identifiant <text:span text:style-name="T44">(16 bit)</text:span></text:p>
      <text:p text:style-name="P75"/>
      <text:p text:style-name="P20">&gt; <text:span text:style-name="T43">Pleiades Pixels2RegionsInt adresse_masque adresse_enregistrement_imagelabel</text:span></text:p>
      <text:p text:style-name="P20"/>
      <text:p text:style-name="P85">Adresse masque binaire pour sortir une image raster avec des objets de pixels de la même classe adjacentes contenant un même identifiant <text:span text:style-name="T44">(32 bit, long format)</text:span></text:p>
      <text:p text:style-name="P83"/>
      <text:p text:style-name="P26">&gt; Pleiades DetectionChangementBD bati_classif.tif bati_bd.tif bati_nouveau.tif bati_nouveau.rle bati_detruit.tif bati_detruit.rle 5</text:p>
      <text:p text:style-name="P88"/>
      <text:p text:style-name="P88">Detecter le changement avec un fichier automatique, 5=taille d’érosion du contour de différence</text:p>
      <text:p text:style-name="P83"/>
      <text:p text:style-name="P56">gdal</text:p>
      <text:p text:style-name="P56"/>
      <text:p text:style-name="P66"><text:soft-page-break/>&gt; gdal_translate <text:s/>-b 1 -b 2 -b 3 -b 4 -b 1 $F1NAME.tif $F1NAME"_"doubleBat.tif</text:p>
      <text:p text:style-name="P66"/>
      <text:p text:style-name="P81">Rérarranger des bandes d’un fichier, p.ex. copier la 1ère bande après la 5ème </text:p>
      <text:p text:style-name="P85"/>
      <text:p text:style-name="P66">&gt; gdal_translate -srcwin 0 1000 1000 1069 $FUSION_PROB.tif $FUSION_PROB\_crop_0_1000.tif</text:p>
      <text:p text:style-name="P81"/>
      <text:p text:style-name="P81">Découper une image, par les paramètres [xoffset yoffset xwidth ywidth fichier_in fichier_out]</text:p>
      <text:p text:style-name="P81"/>
      <text:p text:style-name="P66">gdal_merge.py -of GTiff -o $FILENAME_REASSEMBLED.tif $FILENAMES_CROP # regularization</text:p>
      <text:p text:style-name="P66"/>
      <text:p text:style-name="P85">Merge geotiff files (<text:span text:style-name="T8">$_CROPFILENAMES</text:span>) in an output file <text:span text:style-name="T2">$FILENAME_REASSEMBLED</text:span></text:p>
      <text:h text:style-name="Heading_20_2" text:outline-level="2">Vérité de terrain</text:h>
      <text:p text:style-name="P47">ManipVecteur</text:p>
      <text:p text:style-name="P47"/>
      <text:p text:style-name="P29">for i in BATI_INDIFFERENCIE BATI_INDUSTRIEL BATI_REMARQUABLE CONSTRUCTION_LEGERE ; do </text:p>
      <text:p text:style-name="P30">&gt; <text:span text:style-name="T23">ManipVecteur LectureBool</text:span> /media/cyrilwendl/Data/VeriteTerrain/BDTOPO_2-1_TOUSTHEMES_SHP_LAMB93_D029_2015-03-26/BDTOPO/1_DONNEES_LIVRAISON_2015-04-00253/BDT_2-1_SHP_LAMB93_D029-ED151/E_BATI/${i}.SHP emprise.ori mask/${i}.tif ; </text:p>
      <text:p text:style-name="P29">done</text:p>
      <text:p text:style-name="P29"/>
      <text:p text:style-name="P92">Rast<text:span text:style-name="T53">ér</text:span>iser fiches vecteurs et créer masque pour l’emprise contenue dans <text:span text:style-name="T2">emprise.ori.</text:span></text:p>
      <text:p text:style-name="P48">Ech_noif</text:p>
      <text:p text:style-name="P48"/>
      <text:p text:style-name="P70"><text:span text:style-name="T2">&gt; </text:span><text:span text:style-name="T14">Ech_noif FusMasques</text:span><text:span text:style-name="T2"> mask/BATI_INDIFFERENCIE.tif mask/BATI_INDUSTRIEL.tif mask/bati.tif</text:span></text:p>
      <text:p text:style-name="P70">~/DeveloppementBase/exes/Ech_noif FusMasques mask/bati.tif mask/BATI_REMARQUABLE.tif mask/bati.tif</text:p>
      <text:p text:style-name="P93">…</text:p>
      <text:p text:style-name="P93"><text:line-break/>Fusionner les masques <text:span text:style-name="T54">(par 2)</text:span></text:p>
      <text:p text:style-name="P49"><text:span text:style-name="T2">Ech_noi</text:span><text:span text:style-name="T21">f</text:span></text:p>
      <text:p text:style-name="P49"/>
      <text:p text:style-name="P71"><text:span text:style-name="T2">&gt; </text:span><text:span text:style-name="T17">Legende masques2label</text:span><text:span text:style-name="T21"> legende.txt mask/ train_tout.rle</text:span></text:p>
      <text:p text:style-name="Text_20_body"><text:span text:style-name="T55"><text:line-break/></text:span>Fusionner tout </text:p>
      <text:p text:style-name="P94"/>
      <text:h text:style-name="P105" text:outline-level="2"><text:soft-page-break/>Fusion par classification</text:h>
      <text:p text:style-name="P23"><text:span text:style-name="T52">&gt; </text:span>~/DeveloppementBase/exes/Classifieur EstimateModel --cc im_39000_40000,im_39000_42000,im_41000_30000,im_41000_40000,im_41000_42000 -d classification.train.datatype=labelimage -d classification.train.path=%s/train_tout.rle -d selectvtp.nbechantillonsmax=10000 -d canaux.path=%s/proba_S2.tif,%s/proba_SPOT6.tif -d classification.algorithm=opencv.rf -d classification.model.path=./fusion_classif/model_rf</text:p>
      <text:p text:style-name="P23"/>
      <text:p text:style-name="P86">Fusion par classification : entraîner un modèle Random Forest sur la base de 1000 échantillons issus des images im_39000_40000/train_tout.rle etc.</text:p>
      <text:p text:style-name="P24"/>
      <text:p text:style-name="P53"/>
      <text:p text:style-name="P52"/>
      <text:p text:style-name="P52"/>
      <text:p text:style-name="P52"/>
      <text:p text:style-name="P52"/>
      <text:h text:style-name="Heading_20_2" text:outline-level="2">Régularisation</text:h>
      <text:p text:style-name="P52">Regul </text:p>
      <text:p text:style-name="P63"/>
      <text:p text:style-name="P63">&gt; Regul IM_PROB.tif IM_PROB.tif im_HR.tif OUT_<text:span text:style-name="T46">DIR/</text:span>PREFIX $lambda $beta $gamma $epsilon $nbcanaux 5 $option_modele $option_lissage $option_multiplicatif</text:p>
      <text:p text:style-name="P63"/>
      <text:p text:style-name="P80">Pour la régularisation, avec les paramètres en entrée probabilité de fusion (IM_PROB.tif), l’image utilisé pour le terme contraste (im_HR.tif), <text:span text:style-name="T47">le </text:span>préfix<text:span text:style-name="T45">e</text:span> des fichiers en output (OUT_<text:span text:style-name="T46">DIR/</text:span>PREFIX) <text:span text:style-name="T47">et les paramètres de régularisation</text:span></text:p>
      <text:p text:style-name="P57"/>
      <text:p text:style-name="P57"/>
      <text:h text:style-name="Heading_20_2" text:outline-level="2">Optimisations</text:h>
      <text:p text:style-name="P58">Bash2Make</text:p>
      <text:p text:style-name="P64"/>
      <text:p text:style-name="P64"><text:span text:style-name="T51">&gt; </text:span>touch bashtmp.sh # parallelize: bash file with commands</text:p>
      <text:p text:style-name="P67">for i in …;do</text:p>
      <text:p text:style-name="P64"><text:s text:c="2"/>echo -<text:span text:style-name="T51">n </text:span>"<text:span text:style-name="T51">[some command to execute parallelized] ;</text:span>" &gt;&gt; bashtmp.sh</text:p>
      <text:p text:style-name="P65"><text:s text:c="2"/>echo "<text:span text:style-name="T51">[some command to execute parallelized] </text:span>" &gt;&gt; bashtmp.sh</text:p>
      <text:p text:style-name="P67">done</text:p>
      <text:p text:style-name="P64">~/DeveloppementBase/exes/Bash2Make bashtmp.sh makefiletmp # MakeFile compilation</text:p>
      <text:p text:style-name="P64">make -f makefiletmp -j 8</text:p>
      <text:p text:style-name="P64">rm makefiletmp bashtmp.sh</text:p>
      <text:p text:style-name="P68"/>
      <text:p text:style-name="P87">Paralléliser des tâches en sauvegardant des commandes dans un fichier bashtmp.sh, puis l’exécuter avec Bash2Make en indiquant le nombre de cœurs à utiliser avec l’option -j. Utiliser echo -n <text:s/>avec point-virgule (;) <text:s/>à la fin pour exécuter plusieurs commandes dans un seul cœur.</text:p>
      <text:p text:style-name="P58"/>
      <text:h text:style-name="Heading_20_1" text:outline-level="1"><text:soft-page-break/>Evaluation</text:h>
      <text:p text:style-name="P55">Eval</text:p>
      <text:p text:style-name="Text_20__28_user_29_"/>
      <text:p text:style-name="P76"><text:span text:style-name="T14">&gt; </text:span><text:span text:style-name="T15">Eval ~/DeveloppementBase/Fusion/im_test/Fusion_bat/Classified/classif_Fusion_DS_MasseV2.rle train.rle bm.rle legendetst.txt cf.txt --Kappa --OA --AA --Fscore_moy</text:span></text:p>
      <text:p text:style-name="P14"/>
      <text:p text:style-name="Text_20__28_user_29_">Evaluer la classification par rapport à un fichier de vérité de terrain (options ci-dessous)</text:p>
      <text:p text:style-name="Text_20__28_user_29_"/>
      <text:p text:style-name="P98">Segmentation</text:p>
      <text:p text:style-name="P97"/>
      <text:p text:style-name="P60">pyram</text:p>
      <text:p text:style-name="P99"/>
      <text:p text:style-name="P77"><text:span text:style-name="T14">&gt; </text:span><text:span text:style-name="T18">praym param.txt</text:span><text:span text:style-name="T15"> </text:span></text:p>
      <text:p text:style-name="P100">Faire la segmentation <text:span text:style-name="T58">avec un fichier txt :</text:span></text:p>
      <text:p text:style-name="P101">IMAGEFILE nom-du-fichier-image</text:p>
      <text:p text:style-name="P101">[SOUSECH] facteur de sous-echantillonnage (defaut : 1)</text:p>
      <text:p text:style-name="P101">[ALPHA] alpha-du-deriche (defaut : 1)</text:p>
      <text:p text:style-name="P101">[VERBOSE] niveau-de-verbosite (defaut : 0)</text:p>
      <text:p text:style-name="P101">[ISSFILE] nom-du-fichier-iss (defaut : pas de sauvegarde)</text:p>
      <text:p text:style-name="P101">[MODESEVE] (images de labels compatibles avec le logicel Seve du SBV, defaut : 0)</text:p>
      <text:p text:style-name="P101">CUTS valeur nom-du-fichier</text:p>
      <text:p text:style-name="P101">[CUTS valeur nom-du-fichier]</text:p>
      <text:p text:style-name="P101">[CUTS valeur nom-du-fichier]</text:p>
      <text:p text:style-name="P101"/>
      <text:p text:style-name="P106">sxs</text:p>
      <text:p text:style-name="P101">Outil graphique pour visualiser la segmentation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de" style:family="paragraph" style:parent-style-name="Standard">
      <style:text-properties style:font-name="Nimbus Mono L" fo:font-family="'Nimbus Mono L'" style:font-family-generic="modern" style:font-pitch="fixed" fo:font-weight="bold" officeooo:rsid="0046f037" style:font-weight-asian="bold" style:font-weight-complex="bold"/>
    </style:style>
    <style:style style:name="Text_20__28_user_29_" style:display-name="Text (user)" style:family="paragraph" style:parent-style-name="Standard"/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9T14:55:22.536514393</meta:creation-date>
    <dc:date>2017-09-04T14:21:39.883730174</dc:date>
    <meta:editing-duration>PT13H10M14S</meta:editing-duration>
    <meta:editing-cycles>186</meta:editing-cycles>
    <meta:generator>LibreOffice/5.1.6.2$Linux_X86_64 LibreOffice_project/10m0$Build-2</meta:generator>
    <meta:document-statistic meta:table-count="0" meta:image-count="0" meta:object-count="0" meta:page-count="6" meta:paragraph-count="128" meta:word-count="935" meta:character-count="8332" meta:non-whitespace-character-count="7511"/>
  </office:meta>
</office:document-meta>
</file>